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Mono Medium" svg:font-family="'Roboto Mono Medium'" style:font-pitch="variable"/>
    <style:font-face style:name="Roboto Mono Medium1" svg:font-family="'Roboto Mono Medium'" style:font-pitch="fixed"/>
    <style:font-face style:name="Roboto Mono Medium2" svg:font-family="'Roboto Mono Medium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064cm" fo:min-width="0.81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064cm" fo:min-width="0.8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.1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.1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.383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0.6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6.86cm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9.989cm" fo:min-width="0cm" fo:padding-top="0.15cm" fo:padding-bottom="0.15cm" fo:padding-left="0.275cm" fo:padding-right="0.275cm" fo:wrap-option="wrap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064cm" fo:min-width="0.81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.164cm"/>
      <style:paragraph-properties style:writing-mode="lr-tb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1.526cm"/>
      <style:paragraph-properties style:writing-mode="lr-tb"/>
    </style:style>
    <style:style style:name="gr17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9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71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style="italic"/>
    </style:style>
    <style:style style:name="P2" style:family="paragraph">
      <loext:graphic-properties draw:fill="none" draw:fill-color="#ffffff"/>
      <style:paragraph-properties style:writing-mode="lr-tb"/>
      <style:text-properties fo:font-style="italic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fo:font-style="italic"/>
    </style:style>
    <style:style style:name="P8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ize-complex="26pt"/>
    </style:style>
    <style:style style:name="P9" style:family="paragraph">
      <loext:graphic-properties draw:fill="none" draw:fill-color="#0000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fo:font-style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style="italic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1cm" svg:height="1.51cm" svg:x="1.392cm" svg:y="3.6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3.673cm" svg:y="3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5.958cm" svg:y="3.6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0.741cm" svg:y="3.6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8.335cm" svg:y="3.6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.778cm" svg:y="3.829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1.102cm" svg:y="3.805cm">
          <draw:text-box>
            <text:p><text:span text:style-name="T1">0</text:span></text:p>
          </draw:text-box>
        </draw:frame>
        <draw:frame draw:style-name="gr5" draw:text-style-name="P2" draw:layer="layout" svg:width="0.623cm" svg:height="1.09cm" svg:x="8.721cm" svg:y="3.805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6.328cm" svg:y="3.805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4.088cm" svg:y="3.805cm">
          <draw:text-box>
            <text:p><text:span text:style-name="T1">0</text:span></text:p>
          </draw:text-box>
        </draw:frame>
        <draw:custom-shape draw:style-name="gr1" draw:text-style-name="P1" draw:layer="layout" svg:width="1.51cm" svg:height="1.51cm" svg:x="15.793cm" svg:y="3.6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8.074cm" svg:y="3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20.359cm" svg:y="3.6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5.142cm" svg:y="3.6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2.736cm" svg:y="3.6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6.179cm" svg:y="3.83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8.489cm" svg:y="3.806cm">
          <draw:text-box>
            <text:p><text:span text:style-name="T1">0</text:span></text:p>
          </draw:text-box>
        </draw:frame>
        <draw:frame draw:style-name="gr6" draw:text-style-name="P3" draw:layer="layout" svg:width="0.883cm" svg:height="1.09cm" svg:x="3.815cm" svg:y="5.342cm">
          <draw:text-box>
            <text:p>R</text:p>
          </draw:text-box>
        </draw:frame>
        <draw:line draw:style-name="gr7" draw:text-style-name="P4" draw:layer="layout" svg:x1="4.732cm" svg:y1="6.377cm" svg:x2="4.732cm" svg:y2="5.425cm">
          <text:p/>
        </draw:line>
        <draw:custom-shape draw:style-name="gr1" draw:text-style-name="P1" draw:layer="layout" svg:width="1.51cm" svg:height="1.51cm" svg:x="1.393cm" svg:y="8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3.674cm" svg:y="8.1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5.959cm" svg:y="8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0.742cm" svg:y="8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8.336cm" svg:y="8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.779cm" svg:y="8.417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1.103cm" svg:y="8.393cm">
          <draw:text-box>
            <text:p><text:span text:style-name="T1">0</text:span></text:p>
          </draw:text-box>
        </draw:frame>
        <draw:frame draw:style-name="gr5" draw:text-style-name="P2" draw:layer="layout" svg:width="0.623cm" svg:height="1.09cm" svg:x="8.722cm" svg:y="8.393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6.329cm" svg:y="8.393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4.089cm" svg:y="8.393cm">
          <draw:text-box>
            <text:p><text:span text:style-name="T1">1</text:span></text:p>
          </draw:text-box>
        </draw:frame>
        <draw:custom-shape draw:style-name="gr1" draw:text-style-name="P1" draw:layer="layout" svg:width="1.51cm" svg:height="1.51cm" svg:x="15.794cm" svg:y="8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8.075cm" svg:y="8.1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20.36cm" svg:y="8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5.143cm" svg:y="8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2.737cm" svg:y="8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6.18cm" svg:y="8.418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8.49cm" svg:y="8.394cm">
          <draw:text-box>
            <text:p><text:span text:style-name="T1">0</text:span></text:p>
          </draw:text-box>
        </draw:frame>
        <draw:frame draw:style-name="gr6" draw:text-style-name="P3" draw:layer="layout" svg:width="0.883cm" svg:height="1.09cm" svg:x="6.116cm" svg:y="9.93cm">
          <draw:text-box>
            <text:p>R</text:p>
          </draw:text-box>
        </draw:frame>
        <draw:line draw:style-name="gr7" draw:text-style-name="P4" draw:layer="layout" svg:x1="7.033cm" svg:y1="10.965cm" svg:x2="7.033cm" svg:y2="10.013cm">
          <text:p/>
        </draw:line>
        <draw:frame draw:style-name="gr4" draw:text-style-name="P2" draw:layer="layout" svg:width="0.623cm" svg:height="1.09cm" svg:x="20.691cm" svg:y="8.394cm">
          <draw:text-box>
            <text:p><text:span text:style-name="T1">0</text:span></text:p>
          </draw:text-box>
        </draw:frame>
        <draw:custom-shape draw:style-name="gr1" draw:text-style-name="P1" draw:layer="layout" svg:width="1.51cm" svg:height="1.51cm" svg:x="1.394cm" svg:y="12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3.675cm" svg:y="12.4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5.96cm" svg:y="12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0.743cm" svg:y="12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8.337cm" svg:y="12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.78cm" svg:y="12.705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1.104cm" svg:y="12.681cm">
          <draw:text-box>
            <text:p><text:span text:style-name="T1">0</text:span></text:p>
          </draw:text-box>
        </draw:frame>
        <draw:frame draw:style-name="gr5" draw:text-style-name="P2" draw:layer="layout" svg:width="0.623cm" svg:height="1.09cm" svg:x="8.723cm" svg:y="12.681cm">
          <draw:text-box>
            <text:p><text:span text:style-name="T1">1</text:span></text:p>
          </draw:text-box>
        </draw:frame>
        <draw:frame draw:style-name="gr4" draw:text-style-name="P2" draw:layer="layout" svg:width="0.623cm" svg:height="1.09cm" svg:x="6.33cm" svg:y="12.681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4.09cm" svg:y="12.681cm">
          <draw:text-box>
            <text:p><text:span text:style-name="T1">1</text:span></text:p>
          </draw:text-box>
        </draw:frame>
        <draw:custom-shape draw:style-name="gr1" draw:text-style-name="P1" draw:layer="layout" svg:width="1.51cm" svg:height="1.51cm" svg:x="15.795cm" svg:y="12.4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8.076cm" svg:y="12.4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20.361cm" svg:y="12.4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5.144cm" svg:y="12.4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2.738cm" svg:y="12.4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6.181cm" svg:y="12.706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8.491cm" svg:y="12.682cm">
          <draw:text-box>
            <text:p><text:span text:style-name="T1">0</text:span></text:p>
          </draw:text-box>
        </draw:frame>
        <draw:frame draw:style-name="gr6" draw:text-style-name="P3" draw:layer="layout" svg:width="0.883cm" svg:height="1.09cm" svg:x="6.117cm" svg:y="14.218cm">
          <draw:text-box>
            <text:p>R</text:p>
          </draw:text-box>
        </draw:frame>
        <draw:line draw:style-name="gr7" draw:text-style-name="P4" draw:layer="layout" svg:x1="7.034cm" svg:y1="15.253cm" svg:x2="7.034cm" svg:y2="14.301cm">
          <text:p/>
        </draw:line>
        <draw:frame draw:style-name="gr4" draw:text-style-name="P2" draw:layer="layout" svg:width="0.623cm" svg:height="1.09cm" svg:x="20.692cm" svg:y="12.682cm">
          <draw:text-box>
            <text:p><text:span text:style-name="T1">0</text:span></text:p>
          </draw:text-box>
        </draw:frame>
        <draw:custom-shape draw:style-name="gr1" draw:text-style-name="P1" draw:layer="layout" svg:width="1.51cm" svg:height="1.51cm" svg:x="1.395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3.676cm" svg:y="16.3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5.961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0.744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8.338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.781cm" svg:y="16.593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1.105cm" svg:y="16.569cm">
          <draw:text-box>
            <text:p><text:span text:style-name="T1">0</text:span></text:p>
          </draw:text-box>
        </draw:frame>
        <draw:frame draw:style-name="gr5" draw:text-style-name="P2" draw:layer="layout" svg:width="0.623cm" svg:height="1.09cm" svg:x="8.724cm" svg:y="16.569cm">
          <draw:text-box>
            <text:p><text:span text:style-name="T1">1</text:span></text:p>
          </draw:text-box>
        </draw:frame>
        <draw:frame draw:style-name="gr4" draw:text-style-name="P2" draw:layer="layout" svg:width="0.623cm" svg:height="1.09cm" svg:x="6.331cm" svg:y="16.569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4.091cm" svg:y="16.569cm">
          <draw:text-box>
            <text:p><text:span text:style-name="T1">1</text:span></text:p>
          </draw:text-box>
        </draw:frame>
        <draw:custom-shape draw:style-name="gr1" draw:text-style-name="P1" draw:layer="layout" svg:width="1.51cm" svg:height="1.51cm" svg:x="15.796cm" svg:y="16.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8.077cm" svg:y="16.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20.362cm" svg:y="16.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draw:transform="rotate (0.00680678408277789) translate (25.131cm 16.3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2.739cm" svg:y="16.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623cm" svg:height="1.09cm" svg:x="16.182cm" svg:y="16.594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18.492cm" svg:y="16.57cm">
          <draw:text-box>
            <text:p><text:span text:style-name="T1">0</text:span></text:p>
          </draw:text-box>
        </draw:frame>
        <draw:frame draw:style-name="gr6" draw:text-style-name="P3" draw:layer="layout" svg:width="0.883cm" svg:height="1.09cm" svg:x="10.918cm" svg:y="18.106cm">
          <draw:text-box>
            <text:p>R</text:p>
          </draw:text-box>
        </draw:frame>
        <draw:line draw:style-name="gr7" draw:text-style-name="P4" draw:layer="layout" svg:x1="11.835cm" svg:y1="19.141cm" svg:x2="11.835cm" svg:y2="18.189cm">
          <text:p/>
        </draw:line>
        <draw:frame draw:style-name="gr4" draw:text-style-name="P2" draw:layer="layout" svg:width="0.623cm" svg:height="1.09cm" svg:x="20.693cm" svg:y="16.57cm">
          <draw:text-box>
            <text:p><text:span text:style-name="T1">0</text:span></text:p>
          </draw:text-box>
        </draw:frame>
        <draw:frame draw:style-name="gr4" draw:text-style-name="P2" draw:layer="layout" svg:width="0.623cm" svg:height="1.09cm" svg:x="23.094cm" svg:y="16.57cm">
          <draw:text-box>
            <text:p><text:span text:style-name="T1">1</text:span></text:p>
          </draw:text-box>
        </draw:frame>
        <draw:frame draw:style-name="gr4" draw:text-style-name="P2" draw:layer="layout" svg:width="0.623cm" svg:height="1.09cm" svg:x="25.495cm" svg:y="16.57cm">
          <draw:text-box>
            <text:p><text:span text:style-name="T1">0</text:span></text:p>
          </draw:text-box>
        </draw:frame>
        <draw:frame draw:style-name="gr8" draw:text-style-name="P5" draw:layer="layout" svg:width="3.822cm" svg:height="0.907cm" svg:x="2.775cm" svg:y="7.167cm">
          <draw:text-box>
            <text:p><text:span text:style-name="T2">W[2] writes</text:span></text:p>
          </draw:text-box>
        </draw:frame>
        <draw:frame draw:style-name="gr9" draw:text-style-name="P6" draw:layer="layout" svg:width="3.94cm" svg:height="0.907cm" svg:x="7.337cm" svg:y="11.477cm">
          <draw:text-box>
            <text:p><text:span text:style-name="T2">W[4] writes</text:span></text:p>
          </draw:text-box>
        </draw:frame>
        <draw:frame draw:style-name="gr10" draw:text-style-name="P3" draw:layer="layout" svg:width="5.074cm" svg:height="1.09cm" svg:x="18.915cm" svg:y="1.952cm">
          <draw:text-box>
            <text:p>R’s snapshot</text:p>
          </draw:text-box>
        </draw:frame>
        <draw:frame draw:style-name="gr11" draw:text-style-name="P3" draw:layer="layout" svg:width="7.36cm" svg:height="1.09cm" svg:x="17.575cm" svg:y="18.897cm">
          <draw:text-box>
            <text:p>This never existed</text:p>
          </draw:text-box>
        </draw:frame>
        <draw:custom-shape draw:style-name="gr12" draw:text-style-name="P4" draw:layer="layout" svg:width="0.574cm" svg:height="10.801cm" draw:transform="rotate (-1.56695660244051) translate (26.718cm 18.179cm)">
          <text:p/>
          <draw:enhanced-geometry svg:viewBox="0 0 21600 21600" draw:glue-points="0 0 0 21600 21600 10800" draw:text-areas="0 ?f9 7800 ?f10" draw:type="right-brace" draw:modifiers="677.874467691168 10897.98185521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3" draw:text-style-name="P7" draw:layer="layout" svg:width="1.51cm" svg:height="1.51cm" svg:x="1.393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3.674cm" svg:y="8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5.959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0.742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8.336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.078cm" svg:height="0.992cm" svg:x="1.317cm" svg:y="8.937cm">
          <draw:text-box>
            <text:p><text:span text:style-name="T3">1,t1</text:span></text:p>
          </draw:text-box>
        </draw:frame>
        <draw:line draw:style-name="gr15" draw:text-style-name="P9" draw:layer="layout" svg:x1="7.35cm" svg:y1="12.195cm" svg:x2="21.002cm" svg:y2="12.195cm">
          <text:p/>
        </draw:line>
        <draw:frame draw:style-name="gr16" draw:text-style-name="P3" draw:layer="layout" svg:width="2.026cm" svg:height="1.09cm" svg:x="12.682cm" svg:y="12.23cm">
          <draw:text-box>
            <text:p>time</text:p>
          </draw:text-box>
        </draw:frame>
        <draw:line draw:style-name="gr17" draw:text-style-name="P4" draw:layer="layout" svg:x1="13.7cm" svg:y1="9.572cm" svg:x2="13.7cm" svg:y2="7.032cm">
          <text:p/>
        </draw:line>
        <draw:frame draw:style-name="gr18" draw:text-style-name="P10" draw:layer="layout" svg:width="10.345cm" svg:height="1.649cm" svg:x="9.126cm" svg:y="5.086cm">
          <draw:text-box>
            <text:p><text:span text:style-name="T4">At this point, none of the</text:span></text:p>
            <text:p><text:span text:style-name="T4">A[i]s could have changed values</text:span></text:p>
          </draw:text-box>
        </draw:frame>
        <draw:frame draw:style-name="gr19" draw:text-style-name="P11" draw:layer="layout" svg:width="4.21cm" svg:height="0.95cm" svg:x="4.68cm" svg:y="10.442cm">
          <draw:text-box>
            <text:p><text:span text:style-name="T5">1st collect</text:span></text:p>
          </draw:text-box>
        </draw:frame>
        <draw:frame draw:style-name="gr19" draw:text-style-name="P11" draw:layer="layout" svg:width="4.21cm" svg:height="0.95cm" svg:x="18.88cm" svg:y="10.442cm">
          <draw:text-box>
            <text:p><text:span text:style-name="T5">2nd collect</text:span></text:p>
          </draw:text-box>
        </draw:frame>
        <draw:frame draw:style-name="gr14" draw:text-style-name="P8" draw:layer="layout" svg:width="2.078cm" svg:height="0.992cm" svg:x="3.517cm" svg:y="8.937cm">
          <draw:text-box>
            <text:p><text:span text:style-name="T3">3,t2</text:span></text:p>
          </draw:text-box>
        </draw:frame>
        <draw:frame draw:style-name="gr14" draw:text-style-name="P8" draw:layer="layout" svg:width="2.078cm" svg:height="0.992cm" svg:x="5.817cm" svg:y="8.937cm">
          <draw:text-box>
            <text:p><text:span text:style-name="T3">5,t3</text:span></text:p>
          </draw:text-box>
        </draw:frame>
        <draw:frame draw:style-name="gr14" draw:text-style-name="P8" draw:layer="layout" svg:width="2.078cm" svg:height="0.992cm" svg:x="8.217cm" svg:y="8.937cm">
          <draw:text-box>
            <text:p><text:span text:style-name="T3">7,t4</text:span></text:p>
          </draw:text-box>
        </draw:frame>
        <draw:frame draw:style-name="gr14" draw:text-style-name="P8" draw:layer="layout" svg:width="2.078cm" svg:height="0.992cm" svg:x="10.617cm" svg:y="8.937cm">
          <draw:text-box>
            <text:p><text:span text:style-name="T3">9,t5</text:span></text:p>
          </draw:text-box>
        </draw:frame>
        <draw:custom-shape draw:style-name="gr13" draw:text-style-name="P7" draw:layer="layout" svg:width="1.51cm" svg:height="1.51cm" svg:x="15.593cm" svg:y="8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17.874cm" svg:y="8.6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11cm" svg:height="1.51cm" svg:x="20.159cm" svg:y="8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4.942cm" svg:y="8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1cm" svg:height="1.51cm" svg:x="22.536cm" svg:y="8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.078cm" svg:height="0.992cm" svg:x="15.517cm" svg:y="8.938cm">
          <draw:text-box>
            <text:p><text:span text:style-name="T3">1,t1</text:span></text:p>
          </draw:text-box>
        </draw:frame>
        <draw:frame draw:style-name="gr14" draw:text-style-name="P8" draw:layer="layout" svg:width="2.078cm" svg:height="0.992cm" svg:x="17.717cm" svg:y="8.938cm">
          <draw:text-box>
            <text:p><text:span text:style-name="T3">3,t2</text:span></text:p>
          </draw:text-box>
        </draw:frame>
        <draw:frame draw:style-name="gr14" draw:text-style-name="P8" draw:layer="layout" svg:width="2.078cm" svg:height="0.992cm" svg:x="20.017cm" svg:y="8.938cm">
          <draw:text-box>
            <text:p><text:span text:style-name="T3">5,t3</text:span></text:p>
          </draw:text-box>
        </draw:frame>
        <draw:frame draw:style-name="gr14" draw:text-style-name="P8" draw:layer="layout" svg:width="2.078cm" svg:height="0.992cm" svg:x="22.417cm" svg:y="8.938cm">
          <draw:text-box>
            <text:p><text:span text:style-name="T3">7,t4</text:span></text:p>
          </draw:text-box>
        </draw:frame>
        <draw:frame draw:style-name="gr14" draw:text-style-name="P8" draw:layer="layout" svg:width="2.078cm" svg:height="0.992cm" svg:x="24.817cm" svg:y="8.938cm">
          <draw:text-box>
            <text:p><text:span text:style-name="T3">9,t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Mono Medium" svg:font-family="'Roboto Mono Medium'" style:font-pitch="variable"/>
    <style:font-face style:name="Roboto Mono Medium1" svg:font-family="'Roboto Mono Medium'" style:font-pitch="fixed"/>
    <style:font-face style:name="Roboto Mono Medium2" svg:font-family="'Roboto Mono Medium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 Mono Medium2" fo:font-family="'Roboto Mono Medium'" style:font-style-name="Regular" style:font-pitch="fixed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7T19:10:49.549758523</meta:creation-date>
    <dc:date>2022-12-21T11:06:06.805067943</dc:date>
    <meta:editing-duration>PT4H44M22S</meta:editing-duration>
    <meta:editing-cycles>5</meta:editing-cycles>
    <meta:generator>LibreOffice/7.3.7.2$Linux_X86_64 LibreOffice_project/30$Build-2</meta:generator>
    <meta:document-statistic meta:object-count="112"/>
  </office:meta>
</office:document-meta>
</file>